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DF00000240AD20F074881BE739.png" manifest:media-type="image/png"/>
  <manifest:file-entry manifest:full-path="Pictures/10000201000002DF0000024094B8A308A2A0C8C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5.4264in" draw:z-index="0"><draw:image xlink:href="Pictures/10000201000002DF0000024094B8A308A2A0C8C1.png" xlink:type="simple" xlink:show="embed" xlink:actuate="onLoad"/></draw:frame><draw:frame draw:style-name="fr1" draw:name="Image2" text:anchor-type="paragraph" svg:width="6.9252in" svg:height="5.4264in" draw:z-index="1"><draw:image xlink:href="Pictures/10000000000002DF00000240AD20F074881BE73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23:37:44.321348547</meta:creation-date>
    <dc:date>2017-09-13T23:40:04.657625189</dc:date>
    <meta:editing-duration>PT2M25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